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50066A5807341B1EF3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3.88cm" draw:z-index="0"><draw:image xlink:href="Pictures/10000000000003C00000050066A5807341B1EF3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0:50:27.230000000</meta:creation-date>
    <dc:date>2020-02-21T10:52:08.919000000</dc:date>
    <meta:editing-duration>PT1M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5.2$Windows_X86_64 LibreOffice_project/54c8cbb85f300ac59db32fe8a675ff7683cd5a16</meta:generator>
  </office:meta>
</office:document-meta>
</file>